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0pt" fo:font-weight="normal" style:font-size-asian="10pt" style:font-weight-asian="normal" style:font-size-complex="10pt" style:font-weight-complex="normal"/>
    </style:style>
    <style:style style:name="P2" style:family="paragraph" style:parent-style-name="Standard">
      <style:text-properties fo:color="#9966cc" style:font-name="Calibri" fo:font-size="10pt" fo:font-weight="normal" style:font-size-asian="10pt" style:font-weight-asian="normal" style:font-size-complex="10pt" style:font-weight-complex="normal"/>
    </style:style>
    <style:style style:name="P3" style:family="paragraph" style:parent-style-name="Standard">
      <style:text-properties fo:color="#9966cc" style:font-name="Calibri" fo:font-size="8pt" fo:font-weight="normal" style:font-size-asian="8pt" style:font-weight-asian="normal" style:font-size-complex="8pt" style:font-weight-complex="normal"/>
    </style:style>
    <style:style style:name="P4" style:family="paragraph" style:parent-style-name="Standard">
      <style:text-properties fo:color="#9966cc" style:font-name="Consolas" fo:font-size="8pt" fo:font-weight="normal" style:font-size-asian="8pt" style:font-weight-asian="normal" style:font-size-complex="8pt" style:font-weight-complex="normal"/>
    </style:style>
    <style:style style:name="P5" style:family="paragraph" style:parent-style-name="Standard" style:list-style-name="L1"/>
    <style:style style:name="P6" style:family="paragraph" style:parent-style-name="Standard" style:list-style-name="L1">
      <style:text-properties style:font-name="Calibri" fo:font-size="10pt" fo:font-weight="normal" style:font-size-asian="10pt" style:font-weight-asian="normal" style:font-size-complex="10pt" style:font-weight-complex="normal"/>
    </style:style>
    <style:style style:name="P7" style:family="paragraph" style:parent-style-name="Standard" style:list-style-name="L1">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Standard" style:list-style-name="L1">
      <style:text-properties style:font-name="Calibri" fo:font-size="12pt" fo:font-weight="normal" style:font-size-asian="12pt" style:font-weight-asian="normal" style:font-size-complex="12pt" style:font-weight-complex="normal"/>
    </style:style>
    <style:style style:name="P9" style:family="paragraph" style:parent-style-name="Standard" style:list-style-name="L1">
      <style:text-properties style:font-name="Calibri" fo:font-size="8pt" fo:font-weight="normal" style:font-size-asian="8pt" style:font-weight-asian="normal" style:font-size-complex="8pt" style:font-weight-complex="normal"/>
    </style:style>
    <style:style style:name="P10" style:family="paragraph" style:parent-style-name="Standard" style:list-style-name="L1">
      <style:text-properties style:font-name="Calibri" fo:font-size="8pt" style:text-underline-style="solid" style:text-underline-width="auto" style:text-underline-color="font-color" fo:font-weight="normal" style:font-size-asian="8pt" style:font-weight-asian="normal" style:font-size-complex="8pt" style:font-weight-complex="normal"/>
    </style:style>
    <style:style style:name="P11" style:family="paragraph" style:parent-style-name="Standard" style:list-style-name="L1">
      <style:text-properties fo:color="#9966cc" style:font-name="Consolas" fo:font-size="8pt" fo:font-weight="normal" style:font-size-asian="8pt" style:font-weight-asian="normal" style:font-size-complex="8pt" style:font-weight-complex="normal"/>
    </style:style>
    <style:style style:name="P12" style:family="paragraph" style:parent-style-name="Standard" style:list-style-name="L1">
      <style:text-properties fo:color="#9966cc" style:font-name="Consolas" fo:font-size="8pt" style:text-underline-style="none" fo:font-weight="normal" style:font-size-asian="8pt" style:font-weight-asian="normal" style:font-size-complex="8pt" style:font-weight-complex="normal"/>
    </style:style>
    <style:style style:name="P13" style:family="paragraph" style:parent-style-name="Standard" style:list-style-name="L1">
      <style:text-properties fo:color="#9966cc" style:font-name="Consolas" fo:font-size="8pt" style:text-underline-style="none" fo:font-weight="bold" style:font-size-asian="8pt" style:font-weight-asian="bold" style:font-size-complex="8pt" style:font-weight-complex="bold"/>
    </style:style>
    <style:style style:name="P14" style:family="paragraph" style:parent-style-name="Standard" style:list-style-name="L1">
      <style:text-properties fo:color="#9966cc" style:font-name="Consolas" fo:font-size="9pt" style:text-underline-style="none" fo:font-weight="normal" style:font-size-asian="9pt" style:font-weight-asian="normal" style:font-size-complex="9pt" style:font-weight-complex="normal"/>
    </style:style>
    <style:style style:name="P15" style:family="paragraph" style:parent-style-name="Standard" style:list-style-name="L1">
      <style:text-properties fo:color="#9966cc" style:font-name="Consolas" fo:font-size="9pt" fo:font-weight="normal" style:font-size-asian="9pt" style:font-weight-asian="normal" style:font-size-complex="9pt" style:font-weight-complex="normal"/>
    </style:style>
    <style:style style:name="P16" style:family="paragraph" style:parent-style-name="Standard" style:list-style-name="L1">
      <style:text-properties fo:color="#9966cc" style:font-name="Calibri" fo:font-size="12pt" fo:font-weight="normal" style:font-size-asian="12pt" style:font-weight-asian="normal" style:font-size-complex="12pt" style:font-weight-complex="normal"/>
    </style:style>
    <style:style style:name="P17" style:family="paragraph" style:parent-style-name="Standard" style:list-style-name="L1">
      <style:text-properties fo:color="#9966cc" style:font-name="Calibri" fo:font-size="8pt" fo:font-weight="normal" style:font-size-asian="8pt" style:font-weight-asian="normal" style:font-size-complex="8pt" style:font-weight-complex="normal"/>
    </style:style>
    <style:style style:name="P18" style:family="paragraph" style:parent-style-name="Standard" style:list-style-name="L1">
      <style:text-properties fo:color="#9966cc" style:font-name="Calibri" fo:font-size="8pt" style:text-underline-style="none" fo:font-weight="normal" style:font-size-asian="8pt" style:font-weight-asian="normal" style:font-size-complex="8pt" style:font-weight-complex="normal"/>
    </style:style>
    <style:style style:name="P19" style:family="paragraph" style:parent-style-name="Standard" style:list-style-name="L1">
      <style:text-properties fo:color="#9966cc" style:font-name="Calibri" fo:font-size="10pt" fo:font-weight="normal" style:font-size-asian="10pt" style:font-weight-asian="normal" style:font-size-complex="10pt" style:font-weight-complex="normal"/>
    </style:style>
    <style:style style:name="P20" style:family="paragraph" style:parent-style-name="Standard" style:list-style-name="L1">
      <style:text-properties fo:font-size="8pt" style:font-size-asian="8pt" style:font-size-complex="8pt"/>
    </style:style>
    <style:style style:name="P21" style:family="paragraph" style:parent-style-name="Standard" style:list-style-name="L1">
      <style:text-properties fo:font-size="12pt" style:font-size-asian="12pt" style:font-size-complex="12pt"/>
    </style:style>
    <style:style style:name="P22" style:family="paragraph" style:parent-style-name="Standard" style:list-style-name="L1">
      <style:text-properties fo:color="#008000" style:font-name="Calibri" fo:font-size="10pt" fo:font-weight="normal" style:font-size-asian="10pt" style:font-weight-asian="normal" style:font-size-complex="10pt" style:font-weight-complex="normal"/>
    </style:style>
    <style:style style:name="P23" style:family="paragraph" style:parent-style-name="Standard" style:list-style-name="L1">
      <style:text-properties fo:color="#808080" style:font-name="Calibri" fo:font-size="10pt" fo:font-weight="bold" style:font-size-asian="10pt" style:font-weight-asian="bold" style:font-size-complex="10pt" style:font-weight-complex="bold"/>
    </style:style>
    <style:style style:name="P24" style:family="paragraph" style:parent-style-name="Standard" style:list-style-name="L1">
      <style:text-properties fo:font-size="10pt" style:font-size-asian="10pt" style:font-size-complex="10pt"/>
    </style:style>
    <style:style style:name="P25" style:family="paragraph" style:parent-style-name="Standard" style:list-style-name="L1">
      <style:text-properties fo:color="#000000" style:font-name="Calibri" fo:font-size="8pt" style:text-underline-style="none" fo:font-weight="normal" style:font-size-asian="8pt" style:font-weight-asian="normal" style:font-size-complex="8pt" style:font-weight-complex="normal"/>
    </style:style>
    <style:style style:name="P26" style:family="paragraph" style:parent-style-name="Standard" style:list-style-name="L1">
      <style:text-properties fo:color="#800000" style:font-name="Consolas" fo:font-size="9pt" style:text-underline-style="none" fo:font-weight="normal" style:font-size-asian="9pt" style:font-weight-asian="normal" style:font-size-complex="9pt" style:font-weight-complex="normal"/>
    </style:style>
    <style:style style:name="P27" style:family="paragraph" style:parent-style-name="Standard" style:list-style-name="L1">
      <style:text-properties fo:color="#ff0000" style:font-name="Consolas" fo:font-size="9pt" style:text-underline-style="none" fo:font-weight="normal" style:font-size-asian="9pt" style:font-weight-asian="normal" style:font-size-complex="9pt" style:font-weight-complex="normal"/>
    </style:style>
    <style:style style:name="P28" style:family="paragraph" style:parent-style-name="Standard" style:list-style-name="L1">
      <style:text-properties fo:color="#6b2394" style:font-name="Calibri" fo:font-size="10pt" fo:font-weight="normal" style:font-size-asian="10pt" style:font-weight-asian="normal" style:font-size-complex="10pt" style:font-weight-complex="normal"/>
    </style:style>
    <style:style style:name="T1" style:family="text">
      <style:text-properties style:font-name="Calibri" fo:font-size="10pt" fo:font-weight="normal" style:font-size-asian="10pt" style:font-weight-asian="normal" style:font-size-complex="10pt" style:font-weight-complex="normal"/>
    </style:style>
    <style:style style:name="T2" style:family="text">
      <style:text-properties style:font-name="Calibri" fo:font-size="10pt" fo:font-weight="bold" style:font-size-asian="10pt" style:font-weight-asian="bold" style:font-size-complex="10pt" style:font-weight-complex="bold"/>
    </style:style>
    <style:style style:name="T3" style:family="text">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T4" style:family="text">
      <style:text-properties style:font-name="Calibri" fo:font-size="10pt" style:font-size-asian="10pt" style:font-size-complex="10pt"/>
    </style:style>
    <style:style style:name="T5" style:family="text">
      <style:text-properties style:font-name="Calibri" fo:font-size="10pt" style:text-underline-style="none" fo:font-weight="normal" style:font-size-asian="10pt" style:font-weight-asian="normal" style:font-size-complex="10pt" style:font-weight-complex="normal"/>
    </style:style>
    <style:style style:name="T6" style:family="text">
      <style:text-properties style:font-name="Calibri" fo:font-size="8pt" style:text-underline-style="solid" style:text-underline-width="auto" style:text-underline-color="font-color" fo:font-weight="normal" style:font-size-asian="8pt" style:font-weight-asian="normal" style:font-size-complex="8pt" style:font-weight-complex="normal"/>
    </style:style>
    <style:style style:name="T7" style:family="text">
      <style:text-properties style:font-name="Calibri" fo:font-size="8pt" style:text-underline-style="solid" style:text-underline-width="auto" style:text-underline-color="font-color" fo:font-weight="bold" style:font-size-asian="8pt" style:font-weight-asian="bold" style:font-size-complex="8pt" style:font-weight-complex="bold"/>
    </style:style>
    <style:style style:name="T8" style:family="text">
      <style:text-properties style:font-name="Calibri" fo:font-size="8pt" fo:font-weight="normal" style:font-size-asian="8pt" style:font-weight-asian="normal" style:font-size-complex="8pt" style:font-weight-complex="normal"/>
    </style:style>
    <style:style style:name="T9" style:family="text">
      <style:text-properties style:font-name="Calibri" fo:font-weight="normal" style:font-weight-asian="normal" style:font-weight-complex="normal"/>
    </style:style>
    <style:style style:name="T10" style:family="text">
      <style:text-properties style:font-name="Calibri" fo:font-weight="normal" style:font-name-asian="Times New Roman1" style:font-weight-asian="normal" style:font-name-complex="Times New Roman1" style:font-weight-complex="normal"/>
    </style:style>
    <style:style style:name="T11" style:family="text">
      <style:text-properties style:font-name="Calibri" style:text-underline-style="solid" style:text-underline-width="auto" style:text-underline-color="font-color" fo:font-weight="bold" style:font-weight-asian="bold" style:font-weight-complex="bold"/>
    </style:style>
    <style:style style:name="T12" style:family="text">
      <style:text-properties style:font-name="Calibri" style:text-underline-style="solid" style:text-underline-width="auto" style:text-underline-color="font-color" fo:font-weight="normal" style:font-weight-asian="normal" style:font-weight-complex="normal"/>
    </style:style>
    <style:style style:name="T13" style:family="text">
      <style:text-properties style:font-name="Calibri" style:text-underline-style="none" fo:font-weight="normal" style:font-weight-asian="normal" style:font-weight-complex="normal"/>
    </style:style>
    <style:style style:name="T14" style:family="text">
      <style:text-properties style:font-name="Calibri" fo:font-size="12pt" fo:font-weight="normal" style:font-size-asian="12pt" style:font-weight-asian="normal" style:font-size-complex="12pt" style:font-weight-complex="normal"/>
    </style:style>
    <style:style style:name="T15" style:family="text">
      <style:text-properties style:font-name="Calibri" fo:font-size="12pt" fo:font-weight="bold" style:font-size-asian="12pt" style:font-weight-asian="bold" style:font-size-complex="12pt" style:font-weight-complex="bold"/>
    </style:style>
    <style:style style:name="T16" style:family="text">
      <style:text-properties fo:color="#0000ff" style:font-name="Calibri" fo:font-size="10pt" fo:font-weight="normal" style:font-size-asian="10pt" style:font-weight-asian="normal" style:font-size-complex="10pt" style:font-weight-complex="normal"/>
    </style:style>
    <style:style style:name="T17" style:family="text">
      <style:text-properties fo:color="#0000ff" style:font-name="Calibri" fo:font-size="10pt" fo:font-weight="bold" style:font-size-asian="10pt" style:font-weight-asian="bold" style:font-size-complex="10pt" style:font-weight-complex="bold"/>
    </style:style>
    <style:style style:name="T18" style:family="text">
      <style:text-properties fo:color="#0000ff" style:font-name="Calibri" fo:font-size="14pt" fo:font-weight="normal" style:font-size-asian="14pt" style:font-weight-asian="normal" style:font-size-complex="14pt" style:font-weight-complex="normal"/>
    </style:style>
    <style:style style:name="T19" style:family="text">
      <style:text-properties fo:color="#0000ff" style:font-name="Calibri" fo:font-weight="normal" style:font-weight-asian="normal" style:font-weight-complex="normal"/>
    </style:style>
    <style:style style:name="T20" style:family="text">
      <style:text-properties fo:color="#0000ff" style:font-name="Calibri" fo:font-size="12pt" fo:font-weight="normal" style:font-size-asian="12pt" style:font-weight-asian="normal" style:font-size-complex="12pt" style:font-weight-complex="normal"/>
    </style:style>
    <style:style style:name="T21" style:family="text">
      <style:text-properties fo:color="#0000ff" style:font-name="Calibri" fo:font-size="12pt" fo:font-weight="bold" style:font-size-asian="12pt" style:font-weight-asian="bold" style:font-size-complex="12pt" style:font-weight-complex="bold"/>
    </style:style>
    <style:style style:name="T22" style:family="text">
      <style:text-properties fo:color="#ff420e"/>
    </style:style>
    <style:style style:name="T23" style:family="text">
      <style:text-properties fo:color="#ff420e" style:font-name="Calibri" fo:font-weight="normal" style:font-weight-asian="normal" style:font-weight-complex="normal"/>
    </style:style>
    <style:style style:name="T24" style:family="text">
      <style:text-properties fo:color="#ff420e" style:font-name="Calibri" fo:font-size="10pt" fo:font-weight="normal" style:font-size-asian="10pt" style:font-weight-asian="normal" style:font-size-complex="10pt" style:font-weight-complex="normal"/>
    </style:style>
    <style:style style:name="T25" style:family="text">
      <style:text-properties fo:color="#ff420e" style:font-name="Calibri" fo:font-size="8pt" fo:font-weight="normal" style:font-size-asian="8pt" style:font-weight-asian="normal" style:font-size-complex="8pt" style:font-weight-complex="normal"/>
    </style:style>
    <style:style style:name="T26" style:family="text">
      <style:text-properties fo:color="#ff0000" style:font-name="Calibri" fo:font-size="10pt" fo:font-weight="bold" style:font-size-asian="10pt" style:font-weight-asian="bold" style:font-size-complex="10pt" style:font-weight-complex="bold"/>
    </style:style>
    <style:style style:name="T27" style:family="text">
      <style:text-properties fo:color="#ff0000" style:font-name="Calibri" fo:font-size="10pt" style:text-underline-style="none" fo:font-weight="normal" style:font-size-asian="10pt" style:font-weight-asian="normal" style:font-size-complex="10pt" style:font-weight-complex="normal"/>
    </style:style>
    <style:style style:name="T28" style:family="text">
      <style:text-properties fo:color="#ff0000" style:font-name="Calibri" fo:font-weight="bold" style:font-weight-asian="bold" style:font-weight-complex="bold"/>
    </style:style>
    <style:style style:name="T29" style:family="text">
      <style:text-properties fo:color="#ff0000" style:font-name="Calibri" fo:font-size="8pt" fo:font-weight="bold" style:font-size-asian="8pt" style:font-weight-asian="bold" style:font-size-complex="8pt" style:font-weight-complex="bold"/>
    </style:style>
    <style:style style:name="T30" style:family="text">
      <style:text-properties fo:color="#808080" style:font-name="Calibri" fo:font-size="10pt" fo:font-weight="bold" style:font-size-asian="10pt" style:font-weight-asian="bold" style:font-size-complex="10pt" style:font-weight-complex="bold"/>
    </style:style>
    <style:style style:name="T31" style:family="text">
      <style:text-properties fo:color="#808080" style:font-name="Calibri" fo:font-size="8pt" fo:font-weight="bold" style:font-size-asian="8pt" style:font-weight-asian="bold" style:font-size-complex="8pt" style:font-weight-complex="bold"/>
    </style:style>
    <style:style style:name="T32" style:family="text">
      <style:text-properties fo:color="#ff3333" style:font-name="Calibri" fo:font-size="10pt" fo:font-weight="normal" style:font-size-asian="10pt" style:font-weight-asian="normal" style:font-size-complex="10pt" style:font-weight-complex="normal"/>
    </style:style>
    <style:style style:name="T33" style:family="text">
      <style:text-properties fo:color="#000000"/>
    </style:style>
    <style:style style:name="T34" style:family="text">
      <style:text-properties fo:color="#000000" style:font-name="Calibri" fo:font-weight="normal" style:font-weight-asian="normal" style:font-weight-complex="normal"/>
    </style:style>
    <style:style style:name="T35" style:family="text">
      <style:text-properties fo:color="#000000" style:font-name="Calibri" fo:font-size="10pt" fo:font-weight="normal" style:font-size-asian="10pt" style:font-weight-asian="normal" style:font-size-complex="10pt" style:font-weight-complex="normal"/>
    </style:style>
    <style:style style:name="T36" style:family="text">
      <style:text-properties fo:color="#000000" style:font-name="Calibri" fo:font-size="8pt" fo:font-weight="normal" style:font-size-asian="8pt" style:font-weight-asian="normal" style:font-size-complex="8pt" style:font-weight-complex="normal"/>
    </style:style>
    <style:style style:name="T37" style:family="text">
      <style:text-properties fo:color="#000000" fo:font-weight="bold" style:font-weight-asian="bold" style:font-weight-complex="bold"/>
    </style:style>
    <style:style style:name="T38" style:family="text">
      <style:text-properties fo:color="#000000" style:font-name="Consolas" fo:font-size="8pt" fo:font-weight="bold" style:font-size-asian="8pt" style:font-weight-asian="bold" style:font-size-complex="8pt" style:font-weight-complex="bold"/>
    </style:style>
    <style:style style:name="T39" style:family="text">
      <style:text-properties fo:color="#000000" style:text-underline-style="none" fo:font-weight="bold" style:font-weight-asian="bold" style:font-weight-complex="bold"/>
    </style:style>
    <style:style style:name="T40" style:family="text">
      <style:text-properties fo:color="#9966cc" style:font-name="Calibri" fo:font-size="8pt" fo:font-weight="normal" style:font-size-asian="8pt" style:font-weight-asian="normal" style:font-size-complex="8pt" style:font-weight-complex="normal"/>
    </style:style>
    <style:style style:name="T41" style:family="text">
      <style:text-properties fo:color="#9966cc" style:font-name="Consolas" fo:font-size="8pt" fo:font-weight="normal" style:font-size-asian="8pt" style:font-weight-asian="normal" style:font-size-complex="8pt" style:font-weight-complex="normal"/>
    </style:style>
    <style:style style:name="T42" style:family="text">
      <style:text-properties fo:color="#9966cc" style:font-name="Consolas" fo:font-size="8pt" fo:font-weight="normal" style:font-name-asian="Times New Roman1" style:font-size-asian="8pt" style:font-weight-asian="normal" style:font-name-complex="Times New Roman1" style:font-size-complex="8pt" style:font-weight-complex="normal"/>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fo:color="#eb613d" style:font-name="Calibri" fo:font-size="8pt" fo:font-weight="normal" style:font-size-asian="8pt" style:font-weight-asian="normal" style:font-size-complex="8pt" style:font-weight-complex="normal"/>
    </style:style>
    <style:style style:name="T46" style:family="text">
      <style:text-properties fo:font-size="10pt" style:text-underline-style="solid" style:text-underline-width="auto" style:text-underline-color="font-color" style:font-size-asian="10pt" style:font-size-complex="10pt"/>
    </style:style>
    <style:style style:name="T47" style:family="text">
      <style:text-properties fo:font-size="10pt" style:font-size-asian="10pt" style:font-size-complex="10pt"/>
    </style:style>
    <style:style style:name="T48" style:family="text">
      <style:text-properties fo:font-weight="normal" style:font-weight-asian="normal" style:font-weight-complex="normal"/>
    </style:style>
    <style:style style:name="T49" style:family="text">
      <style:text-properties style:text-underline-style="none"/>
    </style:style>
    <style:style style:name="T50" style:family="text">
      <style:text-properties fo:color="#ff3366" style:font-name="Consolas" fo:font-size="8pt" fo:font-weight="bold" style:font-size-asian="8pt" style:font-weight-asian="bold" style:font-size-complex="8pt" style:font-weight-complex="bol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4">0 SHPO-GIS-Database </text:span><text:span text:style-name="T1">[charttype:orgchart]</text:span><text:span text:style-name="T16">[orientation:horizontal]</text:span></text:p>
      <text:p text:style-name="P2"/>
      <text:list xml:id="list28271104" text:style-name="L1">
        <text:list-item>
          <text:p text:style-name="P5"><text:span text:style-name="T1">Screen [name: </text:span><text:span text:style-name="T18">Home</text:span><text:span text:style-name="T1">] [</text:span><text:span text:style-name="T26">access:</text:span><text:span text:style-name="T1">(public)(guest)(account)(registrant)(NRHP)(ER)(editor)(editor-proxy) ] [show-above-tier:1] [width:750px][interface:user] <text:s/>[order:B]</text:span></text:p>
          <text:list>
            <text:list-item>
              <text:p text:style-name="P6">[definition: The home Screen to the application]</text:p>
              <text:list>
                <text:list-item>
                  <text:p text:style-name="P11">Non-Functional-Requirement [status:] [name: Home-Screen ][description: Provide an actor with a 'Home' screen showing current tasks and activities of concern.]</text:p>
                </text:list-item>
                <text:list-item>
                  <text:p text:style-name="P11">Non-Functional-Requirement[status:] [name:Home-Screen Decoration] [description: Provide common parts for every page.] [see:Decoration]</text:p>
                </text:list-item>
                <text:list-item>
                  <text:p text:style-name="P11">Functional-Requirement[status:done] [name:Home-Screen Screen-Access ] [description: Restrict screen access][show-screen-access:true]</text:p>
                </text:list-item>
                <text:list-item>
                  <text:p text:style-name="P11"/>
                </text:list-item>
              </text:list>
            </text:list-item>
            <text:list-item>
              <text:p text:style-name="P6">Header [text: Banner Image]</text:p>
              <text:list>
                <text:list-header>
                  <text:p text:style-name="P11"/>
                </text:list-header>
              </text:list>
            </text:list-item>
            <text:list-item>
              <text:p text:style-name="P6">Title [text: Home]</text:p>
              <text:list>
                <text:list-header>
                  <text:p text:style-name="P11"/>
                </text:list-header>
              </text:list>
            </text:list-item>
            <text:list-item>
              <text:p text:style-name="P5"><text:span text:style-name="T3">Registration</text:span><text:span text:style-name="T5"> <text:s/>[type: goto-button][</text:span><text:span text:style-name="T27">access:</text:span><text:span text:style-name="T5">(public)(account)(registrant)(NRHP)(ER)(editor)(editor-proxy) ][goto:Registration][show-above-tier:2]</text:span></text:p>
              <text:list>
                <text:list-item>
                  <text:p text:style-name="P12">Functional-Requirement [status: done] [name:Registration-Access <text:s text:c="5"/>] [description: Provide an actor with ability to navigate to the registration screen at all times.]</text:p>
                </text:list-item>
                <text:list-item>
                  <text:p text:style-name="P12">Functional-Requirement [status: done] [name:Registration-Access-Restriction][description: Restrict access to Registration navigation.][show-parent-access:true]</text:p>
                </text:list-item>
              </text:list>
            </text:list-item>
            <text:list-item>
              <text:p text:style-name="P5"><text:span text:style-name="T3">Completed Projects</text:span><text:span text:style-name="T5"> <text:s/>[type: goto-button][</text:span><text:span text:style-name="T27">access:</text:span><text:span text:style-name="T5">(public)(account)(registrant)(NRHP)(ER)(editor)(editor-proxy) ][goto:Registration][show-above-tier:3]</text:span></text:p>
              <text:list>
                <text:list-item>
                  <text:p text:style-name="P12">Functional-Requirement [status: done] [name:Completed-Projects-Navigation] [description: Provide an actor with ability to navigate to Completed Projects.]</text:p>
                </text:list-item>
                <text:list-item>
                  <text:p text:style-name="P12">Functional-Requirement [status: done] [name:Completed-Projects-Navigation-Restriction] [description: Restrict visibility of Completed Projects navigation.][show-parent-access:true]</text:p>
                </text:list-item>
                <text:list-item>
                  <text:p text:style-name="P12">ess:true][show-parent-access:true]</text:p>
                  <text:p text:style-name="P12"/>
                </text:list-item>
              </text:list>
            </text:list-item>
            <text:list-item>
              <text:p text:style-name="P5"><text:span text:style-name="T3">Terms of Use</text:span><text:span text:style-name="T2"> </text:span><text:span text:style-name="T1">[type: goto-button][goto:Terms of Use]</text:span></text:p>
              <text:list>
                <text:list-item>
                  <text:p text:style-name="P11">Non-Functional-Requirement [status:done] [name: Terms-of-Use <text:s text:c="8"/>][description: Provide access to Terms of System Use at all times.]</text:p>
                </text:list-item>
                <text:list-item>
                  <text:p text:style-name="P11">Non-Functional-Requirement [status:done] [name: Terms-of-Use-Legal <text:s text:c="2"/>][description: Provide SHPO Legal has final approvel on Terms of System Use.]</text:p>
                </text:list-item>
                <text:list-item>
                  <text:p text:style-name="P11">Non-Functional-Requirement [status:done] [name: Terms-of-Use-Navigation-Restriction][description: No restrictions.]</text:p>
                </text:list-item>
              </text:list>
            </text:list-item>
            <text:list-item>
              <text:p text:style-name="P5"><text:span text:style-name="T3">Logout</text:span><text:span text:style-name="T1"> [type: logout-button][access:(public)(account)(registrant)</text:span><text:span text:style-name="T5">(NRHP)(ER)(editor)(editor-proxy) </text:span><text:span text:style-name="T1">][goto:00-Start-Here]</text:span></text:p>
              <text:list>
                <text:list-item>
                  <text:p text:style-name="P11">Functional-Requirement [status:done] [name:Logout <text:s text:c="8"/>][description: Provide Actor with the ability to intiate a logout from the system.]</text:p>
                </text:list-item>
                <text:list-item>
                  <text:p text:style-name="P11">Functional-Requirement [status:done] [name:Logout-Logging ][description: Log voluntary and involuntary logouts from the system in Activity-Log. Session expirations should be considerd as a logout.]</text:p>
                </text:list-item>
                <text:list-item>
                  <text:p text:style-name="P11">Functional-Requirement [status:done] [name: Automatic Logout][description: Actors accessing or attempting to access screen without out the proper privileges will automatically be logged off of the system.Log ]</text:p>
                </text:list-item>
                <text:list-item>
                  <text:p text:style-name="P5"><text:span text:style-name="T41">Functional-Requirement [status:done] [name:Logout-Navigation-Restriction][description: Restrict visibility of Logout.][</text:span><text:span text:style-name="T50">show-parent-access</text:span><text:span text:style-name="T41">:true]</text:span></text:p>
                </text:list-item>
                <text:list-item>
                  <text:p text:style-name="P8"/>
                </text:list-item>
              </text:list>
            </text:list-item>
            <text:list-item>
              <text:p text:style-name="P6">####### GUEST #######</text:p>
            </text:list-item>
            <text:list-item>
              <text:p text:style-name="P20"><text:span text:style-name="T9">Screen [name: Public-Intro][type:textblock][interface:user][</text:span><text:span text:style-name="T28">access:</text:span><text:span text:style-name="T13">(public)</text:span><text:span text:style-name="T9">(guest)]</text:span></text:p>
              <text:list>
                <text:list-item>
                  <text:p text:style-name="P9">[definition: Describes the purpose of the Screen for the reader]</text:p>
                </text:list-item>
                <text:list-item>
                  <text:p text:style-name="P20"><text:span text:style-name="T9">Data-Controls [name:PD_Data-Control][ table: </text:span><text:span text:style-name="T23">Screen_Labels</text:span><text:span text:style-name="T9">]</text:span></text:p>
                  <text:list>
                    <text:list-item>
                      <text:p text:style-name="P20"><text:span text:style-name="T9">Label [text: </text:span><text:span text:style-name="T10">Registering will give you immediate access to nominate a property to the National Register of Historic Places. Additional access will depend on your experience and expertise. <text:s/>Some data cannot be disclosed through this web site and to gain access will require a higher level of supervised access. <text:s/>Please answer the questions in this form accurately and to the best of your ability.</text:span><text:span text:style-name="T9">]</text:span></text:p>
                      <text:list>
                        <text:list-item>
                          <text:p text:style-name="P11"/>
                        </text:list-item>
                        <text:list-item>
                          <text:p text:style-name="P5"><text:span text:style-name="T41">Non-Functional-Requirement [status:] [name: Home-Screen Introduction][description: Work with SHPO staff to provide/approve text to explain why the guest needs to register</text:span><text:span text:style-name="T42">.</text:span><text:span text:style-name="T41">]</text:span></text:p>
                          <text:p text:style-name="P11"/>
                        </text:list-item>
                      </text:list>
                    </text:list-item>
                  </text:list>
                  <text:p text:style-name="P6"/>
                </text:list-item>
              </text:list>
            </text:list-item>
            <text:list-item>
              <text:p text:style-name="P8">####### Account Registrant #######</text:p>
            </text:list-item>
            <text:list-item>
              <text:p text:style-name="P21"><text:span text:style-name="T9">Screen [name: account-registrant-Intro][type:textblock][interface:user][</text:span><text:span text:style-name="T28">access:</text:span><text:span text:style-name="T13">(public)</text:span><text:span text:style-name="T9">(account)(registrant)]</text:span></text:p>
              <text:list>
                <text:list-item>
                  <text:p text:style-name="P8">[definition: Describes the purpose of the Screen for the reader]</text:p>
                </text:list-item>
                <text:list-item>
                  <text:p text:style-name="P21"><text:span text:style-name="T9">Data-Controls [name:PD_Data-Control][ table: </text:span><text:span text:style-name="T23">Screen_Labels</text:span><text:span text:style-name="T9">]</text:span></text:p>
                  <text:list>
                    <text:list-item>
                      <text:p text:style-name="P8">Label [text: Welcome! Please direct your attention to the task list below.]</text:p>
                      <text:list>
                        <text:list-item>
                          <text:p text:style-name="P11">Non-Functional-Requirement [status:<text:span text:style-name="T37">done</text:span>] [name:Home-Screen Registrant-Introduction][description:Work with SHPO staff to provide/approve short text prompt actor to review/act-on tasks.]</text:p>
                        </text:list-item>
                        <text:list-item>
                          <text:p text:style-name="P16"/>
                        </text:list-item>
                      </text:list>
                    </text:list-item>
                  </text:list>
                </text:list-item>
              </text:list>
            </text:list-item>
            <text:list-item>
              <text:p text:style-name="P6">### GUEST #######</text:p>
            </text:list-item>
            <text:list-item>
              <text:p text:style-name="P6">### Login</text:p>
            </text:list-item>
            <text:list-item>
              <text:p text:style-name="P20"><text:span text:style-name="T9">Screen [name: </text:span><text:span text:style-name="T19">Login</text:span><text:span text:style-name="T9">][type:in-line][interface:user][</text:span><text:span text:style-name="T28">access:</text:span><text:span text:style-name="T9">(public)(guest)]</text:span></text:p>
              <text:list>
                <text:list-item>
                  <text:p text:style-name="P9">[definition:Login interface]</text:p>
                </text:list-item>
                <text:list-item>
                  <text:p text:style-name="P5"><text:span text:style-name="T8">Data-Controls [name:DCLogin_Requests][table: </text:span><text:span text:style-name="T25">Login-Requests</text:span><text:span text:style-name="T8">]</text:span></text:p>
                </text:list-item>
                <text:list-item>
                  <text:p text:style-name="P20"><text:span text:style-name="T12">Login</text:span><text:span text:style-name="T9"> [type: save-button][goto:Home]</text:span></text:p>
                  <text:list>
                    <text:list-item>
                      <text:p text:style-name="P5"><text:span text:style-name="T41">Functional-Requirement [status:</text:span><text:span text:style-name="T38">done</text:span><text:span text:style-name="T41">] [name:Home-Screen Login ][description: Provide Access to System.][see:Login]</text:span></text:p>
                    </text:list-item>
                  </text:list>
                </text:list-item>
                <text:list-item>
                  <text:p text:style-name="P11"/>
                </text:list-item>
                <text:list-item>
                  <text:p text:style-name="P11"/>
                </text:list-item>
              </text:list>
            </text:list-item>
            <text:list-item>
              <text:p text:style-name="P6">### FORGET YOUR PASSWORD</text:p>
            </text:list-item>
            <text:list-item>
              <text:p text:style-name="P20"><text:span text:style-name="T9">Screen [name: </text:span><text:span text:style-name="T19">Forget Your Password?</text:span><text:span text:style-name="T9">][type:in-line][interface:user][</text:span><text:span text:style-name="T28">access:</text:span><text:span text:style-name="T9">(public)(guest)]</text:span></text:p>
              <text:list>
                <text:list-item>
                  <text:p text:style-name="P9">[definition:Forgot your password interface]</text:p>
                </text:list-item>
                <text:list-item>
                  <text:p text:style-name="P20"><text:span text:style-name="T9">Data-Controls [name:DC</text:span><text:span text:style-name="T23">Password_Requests</text:span><text:span text:style-name="T9">][table: </text:span><text:span text:style-name="T23">Password_Requests</text:span><text:span text:style-name="T9">]</text:span></text:p>
                </text:list-item>
                <text:list-item>
                  <text:p text:style-name="P5"><text:span text:style-name="T6">Email me</text:span><text:span text:style-name="T8"> [type: save-button][goto:Home][</text:span><text:span text:style-name="T29">access:</text:span><text:span text:style-name="T8">(public)(guest)]</text:span></text:p>
                  <text:list>
                    <text:list-item>
                      <text:p text:style-name="P5"><text:span text:style-name="T41">Functional-Requirement [status:</text:span><text:span text:style-name="T38">done</text:span><text:span text:style-name="T41">] [name:Home-Screen Password-Reminder][description: Give an actor the ability to request a reminder of their password, given an email address via return email.]</text:span></text:p>
                    </text:list-item>
                  </text:list>
                </text:list-item>
                <text:list-item>
                  <text:p text:style-name="P11"/>
                </text:list-item>
              </text:list>
            </text:list-item>
            <text:list-item>
              <text:p text:style-name="P6">### FIRST TIMER</text:p>
            </text:list-item>
            <text:list-item>
              <text:p text:style-name="P20"><text:span text:style-name="T9">Screen [name: </text:span><text:span text:style-name="T19">First Timers</text:span><text:span text:style-name="T9">][type:in-line][interface:user][</text:span><text:span text:style-name="T28">access:</text:span><text:span text:style-name="T9">(public)(guest)]</text:span></text:p>
              <text:list>
                <text:list-item>
                  <text:p text:style-name="P9">[definition: Subscreen to request an account.]</text:p>
                </text:list-item>
                <text:list-item>
                  <text:p text:style-name="P11"><text:span text:style-name="T49">Indirect-Requirement [status:</text:span><text:span text:style-name="T39">done</text:span><text:span text:style-name="T49">] [name:Home-Screen First-Timer ][description: Given a the actor's email address and successful varification, then email the password to the given address. If no password is found then do not send an email and do not report to actor.][see:Privileges]</text:span></text:p>
                </text:list-item>
                <text:list-item>
                  <text:p text:style-name="P9">Description [text: You will need an account to get any further.]</text:p>
                </text:list-item>
                <text:list-item>
                  <text:p text:style-name="P20"><text:span text:style-name="T9">Data-Controls [name: DC</text:span><text:span text:style-name="T23">Registrants</text:span><text:span text:style-name="T9">][table: </text:span><text:span text:style-name="T23">Registrants</text:span><text:span text:style-name="T9">]</text:span></text:p>
                  <text:list>
                    <text:list-item>
                      <text:p text:style-name="P9">Hidden-Value [name:rn_type][value:(public)(account)]</text:p>
                    </text:list-item>
                  </text:list>
                </text:list-item>
                <text:list-item>
                  <text:p text:style-name="P20"><text:span text:style-name="T12">New Account</text:span><text:span text:style-name="T9"> [type: new-button][goto:Home]</text:span></text:p>
                  <text:list>
                    <text:list-item>
                      <text:p text:style-name="P11"/>
                    </text:list-item>
                  </text:list>
                </text:list-item>
                <text:list-item>
                  <text:p text:style-name="P17"/>
                </text:list-item>
                <text:list-item>
                  <text:p text:style-name="P11"/>
                </text:list-item>
              </text:list>
            </text:list-item>
            <text:list-item>
              <text:p text:style-name="P19">#####</text:p>
            </text:list-item>
            <text:list-item>
              <text:p text:style-name="P19"/>
            </text:list-item>
            <text:list-item>
              <text:p text:style-name="P6">####### ACCOUNT #######</text:p>
            </text:list-item>
            <text:list-item>
              <text:p text:style-name="P22">## take the incomming site-type, access-type, process-type, process-privilege-type</text:p>
            </text:list-item>
            <text:list-item>
              <text:p text:style-name="P22">## compare them to the @access of this account </text:p>
            </text:list-item>
            <text:list-item>
              <text:p text:style-name="P22">## if all are in then </text:p>
            </text:list-item>
            <text:list-item>
              <text:p text:style-name="P22">## compare the tier levels match then Show </text:p>
            </text:list-item>
            <text:list-item>
              <text:p text:style-name="P19"/>
            </text:list-item>
            <text:list-item>
              <text:p text:style-name="P23">##### YOUR TASKS</text:p>
            </text:list-item>
            <text:list-item>
              <text:p text:style-name="P5"><text:span text:style-name="T30">Grid</text:span><text:span text:style-name="T1"> [name: Your Tasks] [title: Your Tasks][type:horizontal][width:570px] [</text:span><text:span text:style-name="T26">access:</text:span><text:span text:style-name="T1">(public)(account)(registrant)(NRHP)(ER)</text:span><text:span text:style-name="T5">(editor)(editor-proxy) </text:span><text:span text:style-name="T1">]</text:span></text:p>
              <text:list>
                <text:list-item>
                  <text:p text:style-name="P11">Functional-Requirement [status:done] [name:Home-Screen Task-List <text:s text:c="15"/>][description: Give actor a task-list to display system tasks that require their attention.][see:List][table:Task-Log]</text:p>
                </text:list-item>
                <text:list-item>
                  <text:p text:style-name="P11"/>
                </text:list-item>
                <text:list-item>
                  <text:p text:style-name="P11">Functional-Requirement [status:done] [name:Home-Screen Tasks-List <text:s text:c="2"/>][description:Provide a method to navigate from Task-List to a project]</text:p>
                </text:list-item>
                <text:list-item>
                  <text:p text:style-name="P12"/>
                </text:list-item>
                <text:list-item>
                  <text:p text:style-name="P19">Data-Controls [name: GridDC<text:span text:style-name="T22">Task-Log</text:span>][table: <text:span text:style-name="T22">Task-Log</text:span>]</text:p>
                </text:list-item>
                <text:list-item>
                  <text:p text:style-name="P19">### when task-button then leave the goto empty and button should not have children </text:p>
                </text:list-item>
                <text:list-item>
                  <text:p text:style-name="P10"/>
                </text:list-item>
                <text:list-item>
                  <text:p text:style-name="P5"><text:span text:style-name="T6">Go</text:span><text:span text:style-name="T1"> [type: task-button][size:short][table-name: </text:span><text:span text:style-name="T32">Task-Log</text:span><text:span text:style-name="T1">][goto:</text:span><text:span text:style-name="T16">tsk_screen</text:span><text:span text:style-name="T1">]</text:span></text:p>
                </text:list-item>
                <text:list-item>
                  <text:p text:style-name="P6"/>
                </text:list-item>
                <text:list-item>
                  <text:p text:style-name="P20"><text:span text:style-name="T9">Screen [name:</text:span><text:span text:style-name="T1"> </text:span><text:span text:style-name="T2">Request National Register Historic Place Privileges</text:span><text:span text:style-name="T1"> </text:span><text:span text:style-name="T9">][type:overlay][right:create][interface:user][</text:span><text:span text:style-name="T28">access:</text:span><text:span text:style-name="T34">(public)(registrant)</text:span><text:span text:style-name="T9">]</text:span></text:p>
                  <text:list>
                    <text:list-item>
                      <text:p text:style-name="P9">[definition: Subscreen for someone to request an NRHP editor account.]</text:p>
                    </text:list-item>
                    <text:list-item>
                      <text:p text:style-name="P9">Description [text: If you intend to submit a National Register Preliminarty Questonnaire or a National Register of Historic Places Nomination then you need to request privileges.]</text:p>
                      <text:list>
                        <text:list-item>
                          <text:p text:style-name="P11">Functional-Requirement [status:] [name:Home-Screen NRHP-Privileges][description: Provide method to request National Register Historic Places privileges.][see:Privileges]</text:p>
                        </text:list-item>
                        <text:list-item>
                          <text:p text:style-name="P11"/>
                        </text:list-item>
                      </text:list>
                    </text:list-item>
                    <text:list-item>
                      <text:p text:style-name="P20"><text:span text:style-name="T9">Data-Controls [name: DC</text:span><text:span text:style-name="T23">Registrants</text:span><text:span text:style-name="T9">][table: </text:span><text:span text:style-name="T23">Registrant_Roles</text:span><text:span text:style-name="T9">]</text:span></text:p>
                      <text:list>
                        <text:list-item>
                          <text:p text:style-name="P9">Hidden-Value [name:rl_type][value:(public)(registrant)(NRHP)(editor)(editor-proxy) ]</text:p>
                        </text:list-item>
                      </text:list>
                    </text:list-item>
                    <text:list-item>
                      <text:p text:style-name="P7">Close[type: close-button]</text:p>
                    </text:list-item>
                    <text:list-item>
                      <text:p text:style-name="P5"><text:span text:style-name="T7">Request Privilege</text:span><text:span text:style-name="T8"> [type: new-button][</text:span><text:span text:style-name="T29">access:</text:span><text:span text:style-name="T36">(public)(registrant)</text:span><text:span text:style-name="T8">]</text:span></text:p>
                    </text:list-item>
                  </text:list>
                </text:list-item>
              </text:list>
            </text:list-item>
          </text:list>
        </text:list-item>
      </text:list>
      <text:p text:style-name="P4"/>
      <text:list xml:id="list28284357" text:continue-numbering="true" text:style-name="L1">
        <text:list-item>
          <text:list>
            <text:list-item>
              <text:list>
                <text:list-item>
                  <text:p text:style-name="P20"><text:span text:style-name="T9">Screen [name: </text:span><text:span text:style-name="T2">Section 106 Review Privileges</text:span><text:span text:style-name="T9"> ][type:overlay][right:create][interface:user][</text:span><text:span text:style-name="T28">access:</text:span><text:span text:style-name="T34">(public)(registrant)</text:span><text:span text:style-name="T9">]</text:span></text:p>
                  <text:list>
                    <text:list-item>
                      <text:p text:style-name="P9">[definition: Subscreen for someone to request an ER editor account.]</text:p>
                      <text:list>
                        <text:list-item>
                          <text:p text:style-name="P11">Functional-Requirement [status:] [name:Home-Screen 106-Privileges][description: Provide method to request 106 Review privileges.][see:Privileges]</text:p>
                        </text:list-item>
                      </text:list>
                    </text:list-item>
                    <text:list-item>
                      <text:p text:style-name="P9">Description [text: If you intend to submit a request for a Section 106 Review then you need to request privileges.]</text:p>
                    </text:list-item>
                    <text:list-item>
                      <text:p text:style-name="P20"><text:span text:style-name="T9">Data-Controls [name: DC</text:span><text:span text:style-name="T23">Registrants</text:span><text:span text:style-name="T9">][table: </text:span><text:span text:style-name="T23">Registrant_Roles</text:span><text:span text:style-name="T9">]</text:span></text:p>
                      <text:list>
                        <text:list-item>
                          <text:p text:style-name="P9">Hidden-Value [name:rl_type][value:(public)(registrant)(ER)(editor)(editor-proxy) ]</text:p>
                        </text:list-item>
                      </text:list>
                    </text:list-item>
                    <text:list-item>
                      <text:p text:style-name="P7">Close[type: close-button]</text:p>
                    </text:list-item>
                    <text:list-item>
                      <text:p text:style-name="P5"><text:span text:style-name="T7">Request Privilege</text:span><text:span text:style-name="T8"> [type: new-button][</text:span><text:span text:style-name="T29">access:</text:span><text:span text:style-name="T36">(public)(registrant)</text:span><text:span text:style-name="T8">]</text:span></text:p>
                      <text:list>
                        <text:list-item>
                          <text:p text:style-name="P17">Functional-Requirement [status:] [name:Home-Screen 106-Privileges ][description:][show-parent-access:true]</text:p>
                        </text:list-item>
                      </text:list>
                    </text:list-item>
                  </text:list>
                </text:list-item>
              </text:list>
            </text:list-item>
          </text:list>
        </text:list-item>
      </text:list>
      <text:p text:style-name="P3"/>
      <text:list xml:id="list28295249" text:continue-numbering="true" text:style-name="L1">
        <text:list-item>
          <text:list>
            <text:list-item>
              <text:list>
                <text:list-item>
                  <text:p text:style-name="P23">##### New Nominations</text:p>
                </text:list-item>
                <text:list-item>
                  <text:p text:style-name="P5"><text:span text:style-name="T1">Screen [name: </text:span><text:span text:style-name="T20">New </text:span><text:span text:style-name="T17">Project Name</text:span><text:span text:style-name="T1">][type:overlay] [right:create] [interface:user] </text:span><text:span text:style-name="T14">[</text:span><text:span text:style-name="T21">access:</text:span><text:span text:style-name="T14">(public)(registrant)</text:span><text:span text:style-name="T1">(NRHP)</text:span><text:span text:style-name="T14">]</text:span></text:p>
                  <text:list>
                    <text:list-item>
                      <text:p text:style-name="P6">[definition: New Project Names interface]</text:p>
                      <text:list>
                        <text:list-item>
                          <text:p text:style-name="P17">Functional-Requirement [status:] [name:Home-Screen New-NRHP-Project][description: Provide methods to create new National Register Historic Places project.][table:Projects]</text:p>
                        </text:list-item>
                      </text:list>
                    </text:list-item>
                    <text:list-item>
                      <text:p text:style-name="P5"><text:span text:style-name="T1">Data-Controls [name: DC-PQ-</text:span><text:span text:style-name="T24">Applications_In_Progress</text:span><text:span text:style-name="T1">][table: Projects</text:span><text:span text:style-name="T1">]</text:span></text:p>
                      <text:list>
                        <text:list-item>
                          <text:p text:style-name="P6">Hidden-Value [name:aip_type][value:national-register-nomination]</text:p>
                        </text:list-item>
                        <text:list-item>
                          <text:p text:style-name="P6"/>
                        </text:list-item>
                      </text:list>
                    </text:list-item>
                    <text:list-item>
                      <text:p text:style-name="P6"><text:span text:style-name="T44">Close</text:span>[type: close-button]</text:p>
                    </text:list-item>
                    <text:list-item>
                      <text:p text:style-name="P19"><text:span text:style-name="T43">Save</text:span> [type: save-button]</text:p>
                      <text:list>
                        <text:list-item>
                          <text:p text:style-name="P19">Functional-Requirement [status:] [name:Home-Screen New-HRHP-Project Restriction][description: Restrict the creation of National Register Historic Places Projects.][restrict:]</text:p>
                        </text:list-item>
                      </text:list>
                    </text:list-item>
                  </text:list>
                </text:list-item>
                <text:list-item>
                  <text:p text:style-name="P5"><text:span text:style-name="T1">Screen [name: </text:span><text:span text:style-name="T2">Poke Task Owner</text:span><text:span text:style-name="T1"> ][type:overlay][right:create][interface:user]</text:span><text:span text:style-name="T8">[</text:span><text:span text:style-name="T29">access:</text:span><text:span text:style-name="T36">(public)(registrant)(NRHP)(ER)(editor)(editor-proxy)</text:span><text:span text:style-name="T8">]</text:span></text:p>
                  <text:list>
                    <text:list-item>
                      <text:p text:style-name="P6">[definition: Poke the owner of this task.]</text:p>
                    </text:list-item>
                    <text:list-item>
                      <text:p text:style-name="P5"><text:span text:style-name="T1">Data-Controls [name: DCPokeTaskOwner][table: </text:span><text:span text:style-name="T24">Pokes</text:span><text:span text:style-name="T1">]</text:span></text:p>
                      <text:list>
                        <text:list-item>
                          <text:p text:style-name="P6">Hidden-Value [name:poke_type][value:Poke-Task-Owner]</text:p>
                        </text:list-item>
                        <text:list-item>
                          <text:p text:style-name="P24"><text:span text:style-name="T9">Hidden-Value [name:poke_owner][value:</text:span><text:span text:style-name="T34">owner-email@wherever.com</text:span><text:span text:style-name="T9">]</text:span></text:p>
                        </text:list-item>
                        <text:list-item>
                          <text:p text:style-name="P6">Hidden-Value [name:poke_recipient][value:recipient<text:span text:style-name="T33">-email@wherever.com</text:span>]</text:p>
                        </text:list-item>
                      </text:list>
                    </text:list-item>
                    <text:list-item>
                      <text:p text:style-name="P6"><text:span text:style-name="T44">Close</text:span>[type: close-button]</text:p>
                    </text:list-item>
                    <text:list-item>
                      <text:p text:style-name="P25"><text:span text:style-name="T46">Poke</text:span><text:span text:style-name="T47"> [type: save-button]</text:span></text:p>
                    </text:list-item>
                  </text:list>
                </text:list-item>
                <text:list-item>
                  <text:p text:style-name="P12"/>
                </text:list-item>
                <text:list-item>
                  <text:p text:style-name="P12"/>
                </text:list-item>
                <text:list-item>
                  <text:p text:style-name="P26">Functional-Requirement [status:] [name: Task-Registration-Complete <text:s text:c="9"/>][description: Provide a task to prompt an actor to complete the registration task. ]</text:p>
                </text:list-item>
                <text:list-item>
                  <text:p text:style-name="P14">Functional-Requirement [status:] [name: Task-Registration-Complete-Duration ][description: Remove the Task-Registration-Complete task once all sections of the registration are complete and valid.]</text:p>
                </text:list-item>
                <text:list-item>
                  <text:p text:style-name="P14"/>
                </text:list-item>
                <text:list-item>
                  <text:p text:style-name="P14">Functional-Requirement [status:] [name: Task-NRHP-Privileges-Request <text:s text:c="8"/>][description: Provide task to prompt an actor to request Request National Register Privileges.]</text:p>
                </text:list-item>
                <text:list-item>
                  <text:p text:style-name="P14">Functional-Requirement [status:] [name: Task-NRHP-Privileges-Grant <text:s text:c="10"/>][description: Automatically grant National register Privileges when Task-NRHP-Privileges-Request is complete.]</text:p>
                </text:list-item>
                <text:list-item>
                  <text:p text:style-name="P14">Functional-Requirement [status:] [name: Task-NRHP-Privileges-Request-Duration][description: Show the Task-NRHP-Privileges-Request prompt after Registant privileges are granted. Remove Task-NRHP-Privileges-Request once NRHP privileges are granted]</text:p>
                </text:list-item>
                <text:list-item>
                  <text:p text:style-name="P14">Functional-Requirement [status:] [name: Task-NRHP-Start <text:s text:c="21"/>][description: Provide a perminate task to initiate new NRHPs once privileges are granted.]</text:p>
                </text:list-item>
                <text:list-item>
                  <text:p text:style-name="P14">Functional-Requirement [status:] [name: Task-NRHP-Start-Duration <text:s text:c="12"/>][description: Show Task-NRHP-Start once privileges are granted. Remove Task-NRHP-Start when privileges are revoked.]</text:p>
                </text:list-item>
                <text:list-item>
                  <text:p text:style-name="P14">Functional-Requirement [status:] [name: Task-NRHP-Complete <text:s text:c="18"/>][description: Add task to prompt an actor to complete an incomplete NRHP.]</text:p>
                </text:list-item>
                <text:list-item>
                  <text:p text:style-name="P14">Functional-Requirement [status:] [name: Task-NRHP-Complete-Duration <text:s text:c="9"/>][description: Show the Task-NRHP-Complete task once the new NRHP is intiated. Remove the Task-NRHP-Complete task once the NRHP has been submitted for review.]</text:p>
                </text:list-item>
                <text:list-item>
                  <text:p text:style-name="P14">Functional-Requirement [status:] [name: Task-NRHP-Review <text:s text:c="20"/>][description: Inform an actor that the NRHP is currently under reveiw. Provide Task-Action to allow read-only privileges to the NRHP.]</text:p>
                </text:list-item>
                <text:list-item>
                  <text:p text:style-name="P27">Assumption [status:][name:Task-NRHP-Review-Assumption][description: Assuming that owner of the NRHP cannot make changes during the reveiw process.]</text:p>
                </text:list-item>
                <text:list-item>
                  <text:p text:style-name="P14">Functional-Requirement [status:] [name: Task-NRHP-Review-Duration <text:s text:c="11"/>][description: Show the Task-NRHP-Review task once the NRHP is submitted for review. Remove the Task once the NRHP has been reviewed.]</text:p>
                </text:list-item>
                <text:list-item>
                  <text:p text:style-name="P27"/>
                </text:list-item>
                <text:list-item>
                  <text:p text:style-name="P14">Functional-Requirement [status:] [name: Task-NRHP-Review-Confirm <text:s text:c="12"/>][description: Provide a task to allow an actor to confirm/acccept the review.]</text:p>
                </text:list-item>
                <text:list-item>
                  <text:p text:style-name="P14">Functional-Requirement [status:] [name: Task-NRHP-Review-Confirm-Duration <text:s text:c="3"/>][description: Show Task-NRHP-Review-Confirm after the review has been completed.]</text:p>
                </text:list-item>
                <text:list-item>
                  <text:p text:style-name="P14"/>
                </text:list-item>
                <text:list-item>
                  <text:p text:style-name="P15">Functional-Requirement [status:] [name: Task-PQ-Start <text:s text:c="22"/>][description: Provide a perminate task in a the task-list to prompt an actor to intiate NRHP Preliminary Questionnaire. <text:s/>]</text:p>
                </text:list-item>
                <text:list-item>
                  <text:p text:style-name="P15">Functional-Requirement [status:] [name: Task-PQ-Complete <text:s text:c="19"/>][description: Provide to task to prompt an actor to complete a preliminary questionnaire.]</text:p>
                </text:list-item>
                <text:list-item>
                  <text:p text:style-name="P15">Functional-Requirement [status:] [name: Task-PQ-Complete-Duration <text:s text:c="10"/>][description: Remove the Task-PQ-Complete tasks once the PQ has been reviewed and excepted.]</text:p>
                </text:list-item>
                <text:list-item>
                  <text:p text:style-name="P14"/>
                </text:list-item>
                <text:list-item>
                  <text:p text:style-name="P14"/>
                </text:list-item>
                <text:list-item>
                  <text:p text:style-name="P15">Functional-Requirement [status:] [name: Task-ER <text:s text:c="28"/>][description: Provide a perminate task in the task-list to initiate NRHP Preliminary Questionnaire. ]</text:p>
                </text:list-item>
              </text:list>
            </text:list-item>
            <text:list-item>
              <text:p text:style-name="P18"/>
            </text:list-item>
            <text:list-item>
              <text:p text:style-name="P5"><text:span text:style-name="T31">Grid2</text:span><text:span text:style-name="T8"> [name: </text:span><text:span text:style-name="T15">Activities</text:span><text:span text:style-name="T8">] [title: Activity][type:horizontal][width:570px] </text:span><text:span text:style-name="T1"><text:s/>[</text:span><text:span text:style-name="T26">access:</text:span><text:span text:style-name="T1">(public)(account)(registrant)(NRHP)(ER)</text:span><text:span text:style-name="T5">(editor)(editor-proxy) </text:span><text:span text:style-name="T1">]</text:span></text:p>
              <text:list>
                <text:list-item>
                  <text:p text:style-name="P5"><text:span text:style-name="T40">Data-Controls [name: GridDCActivity-Log ][table: </text:span><text:span text:style-name="T45">Activity-Log</text:span><text:span text:style-name="T40">]</text:span></text:p>
                </text:list-item>
                <text:list-item>
                  <text:p text:style-name="P17">### when task-button then leave the goto empty and button should not have children </text:p>
                </text:list-item>
                <text:list-item>
                  <text:p text:style-name="P16">Go [type: task-button][size:short][table-name: Activity-Log][goto:tsk_screen]</text:p>
                </text:list-item>
                <text:list-item>
                  <text:p text:style-name="P20"><text:span text:style-name="T9">Screen [name: </text:span><text:span text:style-name="T2">Confirm</text:span><text:span text:style-name="T9"> ][type:overlay][right:create][interface:user][</text:span><text:span text:style-name="T28">access:</text:span><text:span text:style-name="T34">(public)(registrant)(NRHP)(ER)(reviewer)</text:span><text:span text:style-name="T9">]</text:span></text:p>
                  <text:list>
                    <text:list-item>
                      <text:p text:style-name="P9">[definition: Subscreen for someone to confirm a task.]</text:p>
                    </text:list-item>
                    <text:list-item>
                      <text:p text:style-name="P9">Description [text: As a part of the record you need to confirm acceptance of a task.]</text:p>
                    </text:list-item>
                    <text:list-item>
                      <text:p text:style-name="P20"><text:span text:style-name="T9">Data-Controls [name: DC</text:span><text:span text:style-name="T23">Actions</text:span><text:span text:style-name="T9">][table: </text:span><text:span text:style-name="T23">Actions</text:span><text:span text:style-name="T9">]</text:span></text:p>
                      <text:list>
                        <text:list-item>
                          <text:p text:style-name="P5"><text:span text:style-name="T8">Hidden-Value [name:action_name][value:</text:span><text:span text:style-name="T35">Confirmed-Assignment</text:span><text:span text:style-name="T8">]</text:span></text:p>
                        </text:list-item>
                        <text:list-item>
                          <text:p text:style-name="P9"/>
                        </text:list-item>
                      </text:list>
                    </text:list-item>
                    <text:list-item>
                      <text:p text:style-name="P7">Close[type: close-button]</text:p>
                    </text:list-item>
                    <text:list-item>
                      <text:p text:style-name="P20"><text:span text:style-name="T11">Confirm</text:span><text:span text:style-name="T9"> [type: new-button]</text:span></text:p>
                    </text:list-item>
                    <text:list-item>
                      <text:p text:style-name="P17"/>
                    </text:list-item>
                    <text:list-item>
                      <text:p text:style-name="P18"/>
                    </text:list-item>
                  </text:list>
                </text:list-item>
                <text:list-item>
                  <text:p text:style-name="P5"><text:span text:style-name="T1">Screen [name: </text:span><text:span text:style-name="T2">Poke Activity Owner</text:span><text:span text:style-name="T1"> ][type:overlay][right:create][interface:user]</text:span><text:span text:style-name="T8">[</text:span><text:span text:style-name="T29">access:</text:span><text:span text:style-name="T36">(public)(registrant)(NRHP)(ER)(editor)(editor-proxy)</text:span><text:span text:style-name="T8">]</text:span></text:p>
                  <text:list>
                    <text:list-item>
                      <text:p text:style-name="P6">[definition: Poke this Activity Owner]</text:p>
                    </text:list-item>
                    <text:list-item>
                      <text:p text:style-name="P5"><text:span text:style-name="T1">Data-Controls [name: DCPokeActivityOwner][table: </text:span><text:span text:style-name="T24">Pokes</text:span><text:span text:style-name="T1">]</text:span></text:p>
                      <text:list>
                        <text:list-item>
                          <text:p text:style-name="P6">Hidden-Value [name:poke_type][value:Poke-Activity-Owner]</text:p>
                        </text:list-item>
                        <text:list-item>
                          <text:p text:style-name="P21"><text:span text:style-name="T9">Hidden-Value [name:poke_owner][value:</text:span><text:span text:style-name="T34">owner-email@wherever.com</text:span><text:span text:style-name="T9">]</text:span></text:p>
                        </text:list-item>
                        <text:list-item>
                          <text:p text:style-name="P8">Hidden-Value [name:poke_recipient][value:recipient<text:span text:style-name="T33">-email@wherever.com</text:span>]</text:p>
                        </text:list-item>
                      </text:list>
                    </text:list-item>
                    <text:list-item>
                      <text:p text:style-name="P6"><text:span text:style-name="T44">Close</text:span>[type: close-button]</text:p>
                    </text:list-item>
                    <text:list-item>
                      <text:p text:style-name="P25"><text:span text:style-name="T46">Poke</text:span><text:span text:style-name="T47"> [type: save-button]</text:span></text:p>
                    </text:list-item>
                  </text:list>
                </text:list-item>
                <text:list-item>
                  <text:p text:style-name="P11">Non-Functional-Requirement [status:] [name:Task Actions <text:s text:c="3"/>][description: Task Actions are buttons attached to specific Task in the Task-List. Use actions to direct/provide an actor with functionality to complete task.]</text:p>
                </text:list-item>
                <text:list-item>
                  <text:p text:style-name="P11">Functional-Requirement [status:] [name:Task Actions Go <text:s text:c="4"/>][description: Provide actor with a GO-action to direct them to another screen to complete more complex tasks.]</text:p>
                </text:list-item>
                <text:list-item>
                  <text:p text:style-name="P11">Functional-Requirement [status:] [name:Task Actions Confirm][description: Provide actor with a Confirm-action to acknowledge acceptance of a task and then remove itself from the task list.]</text:p>
                </text:list-item>
                <text:list-item>
                  <text:p text:style-name="P11">Functional-Requirement [status:] [name:Task Actions Confirm Logging][description: Log Confirm-action to the Activity-Log to record acceptance of a task.]</text:p>
                </text:list-item>
                <text:list-item>
                  <text:p text:style-name="P11">Functional-Requirement [status:] [name:Task Actions New <text:s text:c="3"/>][description: Provide actor with a New-action to initiate any of the applications/reviews. New buttons are always visible in the task-list.]</text:p>
                </text:list-item>
                <text:list-item>
                  <text:p text:style-name="P11">Functional-Requirement [status:] [name:Task Actions Request][description: Provide actor with a Request-action to make requests.]</text:p>
                </text:list-item>
                <text:list-item>
                  <text:p text:style-name="P11">Functional-Requirement [status:] [name:Task Actions Request Loggng][description: Log a Request-action to the Activity-Log to record a request. <text:s/>Each request will have specfic message]</text:p>
                </text:list-item>
                <text:list-item>
                  <text:p text:style-name="P11">Functional-Requirement [status:] [name:Task Actions Poked][description: Provide actor with a way to remove Pokes from Task-List.]</text:p>
                </text:list-item>
                <text:list-item>
                  <text:p text:style-name="P11"/>
                </text:list-item>
                <text:list-item>
                  <text:p text:style-name="P11">Functional-Requirement [status:] [name:Task-Owner Poke][description: Provide actor with ability to poke the action owner. Allow them to poke themselves as reminders. <text:s/>i.e., click on action-owner to initiate poke.]</text:p>
                </text:list-item>
                <text:list-item>
                  <text:p text:style-name="P11">Functional-Requirement [status:] [name:Poke-Task-Duration][description: Poke tasks should stay in the recipients task list until the recipient clears the poke. ]</text:p>
                </text:list-item>
                <text:list-item>
                  <text:p text:style-name="P13"><text:span text:style-name="T48">Functional-Requirement [status:] [name:Poke-Task-Clearing][description: Poke tasks should stay in the</text:span> task list until a manager makes the assignment or until the actor has poked<text:span text:style-name="T48">. ]</text:span></text:p>
                </text:list-item>
              </text:list>
            </text:list-item>
            <text:list-item>
              <text:p text:style-name="P18"/>
            </text:list-item>
            <text:list-item>
              <text:p text:style-name="P6">Disclaimer [text:]</text:p>
            </text:list-item>
            <text:list-item>
              <text:p text:style-name="P6">Footer [text: footer]</text:p>
            </text:list-item>
            <text:list-item>
              <text:p text:style-name="P6"/>
            </text:list-item>
            <text:list-item>
              <text:p text:style-name="P6">#### END PAGE</text:p>
            </text:list-item>
            <text:list-item>
              <text:p text:style-name="P6">#### To-Do</text:p>
            </text:list-item>
            <text:list-item>
              <text:p text:style-name="P28"/>
            </text:list-item>
            <text:list-item>
              <text:p text:style-name="P28"/>
            </text:list-item>
            <text:list-item>
              <text:p text:style-name="P28"/>
            </text:list-item>
            <text:list-item>
              <text:p text:style-name="P28"/>
            </text:list-item>
          </text:list>
          <text:p text:style-name="P28"/>
          <text:list text:continue-numbering="true">
            <text:list-header>
              <text:p text:style-name="P6"/>
              <text:p text:style-name="P6"/>
            </text:list-header>
          </text:list>
        </text:list-item>
      </text:list>
      <text:p text:style-name="P1"/>
      <text:p text:style-name="P1"/>
      <text:list xml:id="list28292783" text:continue-numbering="true" text:style-name="L1">
        <text:list-item>
          <text:list>
            <text:list-item>
              <text:list>
                <text:list-header>
                  <text:p text:style-name="P6"/>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Calibri" fo:font-size="8pt" fo:font-weight="bold" style:font-size-asian="8pt" style:font-weight-asian="bold" style:font-size-complex="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35DT6H43M9S</meta:editing-duration>
    <meta:editing-cycles>1860</meta:editing-cycles>
    <meta:generator>OpenOffice.org/3.3$Win32 OpenOffice.org_project/330m20$Build-9567</meta:generator>
    <dc:date>2012-01-31T08:14:41.49</dc:date>
    <dc:creator>James Wilfong</dc:creator>
    <meta:document-statistic meta:table-count="0" meta:image-count="0" meta:object-count="0" meta:page-count="1" meta:paragraph-count="156" meta:word-count="1689" meta:character-count="17310"/>
    <meta:user-defined meta:name="Info 1"/>
    <meta:user-defined meta:name="Info 2"/>
    <meta:user-defined meta:name="Info 3"/>
    <meta:user-defined meta:name="Info 4"/>
  </office:meta>
</office:document-meta>
</file>